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arter_id</text:p>
          </table:table-cell>
          <table:table-cell office:value-type="string" table:style-name="ce1">
            <text:p>comp_i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cherer, Mathias</meta:initial-creator>
    <dc:creator>Scherer, Mathias</dc:creator>
    <meta:creation-date>2015-06-01T12:28:25Z</meta:creation-date>
    <dc:date>2015-06-01T12:29:15Z</dc:date>
  </office:meta>
</office:document-meta>
</file>